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YPEŁNIACZE-KWAS HIALURONOWY ( HA)</text:p>
      <text:p text:style-name="Standard">Kwas hialuronowy to substancja naturalnie występująca w organizmie człowieka. Stanowi on główną komponentę macierzy zewnątrzkomórkowej skóry.Jego <text:s/>podstawową funkcją jest wiązanie wody, co pozwala utrzymać właściwy stopień nawilżenia tkanek. Jednak wraz z wiekiem zmniejsza się jego ilość oraz zmienia się też jego jakość, co doprowadza do zwiotczenia skóry, spowalniają się procesy gojenia czego konsekwencją morfologiczną jest pojawienie się zmarszczek.</text:p>
      <text:p text:style-name="Standard">Dzięki zastosowaniu zabiegów estetycznych z wykorzystaniem HA możemy przywrócić <text:s/>sprężystość oraz jędrność skóry, niwelować niedoskonałości i <text:s/>zmarszczki. Kwas hialuronowy to tzw złoty standard po pierwsze jako substancja zwiększająca objętość -stosowana jako wypełniacz , po drugie -jako substancja higroskopijna -poprawiająca nawilżenie.</text:p>
      <text:p text:style-name="Standard">Efekt zabiegu widoczny jest niemal od razu. Utrzymuje się ok 5-12 miesięcy i zależy od rodzaju skóry , jej nawodnienia , aktywności mięśni oraz trybu życia.</text:p>
      <text:p text:style-name="Standard">Zabieg wykonywany jest w znieczuleniu miejscowym</text:p>
      <text:p text:style-name="Standard"/>
      <text:p text:style-name="Standard"/>
      <text:p text:style-name="Standard">WSKAZANIA:</text:p>
      <text:p text:style-name="Standard">-modelowanie, powiększania, nawilżanie ust</text:p>
      <text:p text:style-name="Standard">-wypełnianie bruzdy nosowo-wargowej</text:p>
      <text:p text:style-name="Standard">-modelowanie owalu twarzy ( volumetria)</text:p>
      <text:p text:style-name="Standard">-korekta nosa, bródki</text:p>
      <text:p text:style-name="Standard">-poprawa nawilżenia skóry</text:p>
      <text:p text:style-name="Standard">-redukcja zmarszczek</text:p>
      <text:p text:style-name="Standard">-wygładzenia szyi, dekoltu</text:p>
      <text:p text:style-name="Standard"/>
      <text:p text:style-name="Standard">DZIAŁANIA NIEPOŻĄDANE:</text:p>
      <text:p text:style-name="Standard">stosunkowo rzadko, opisywane są:</text:p>
      <text:p text:style-name="Standard">-obrzęk , zaczerwienienie ból w miejscu wstrzyknięcia preparatu-ustępujący po 72 godz</text:p>
      <text:p text:style-name="Standard">-świąd -w przypadku bardzo wrażliwej skóry</text:p>
      <text:p text:style-name="Standard">-siniak w miejscu wkłucia</text:p>
      <text:p text:style-name="Standard">-bardzo rzadko możliwość <text:s/>tworzenia grudek, ziarniniaków</text:p>
      <text:p text:style-name="Standard"/>
      <text:p text:style-name="Standard">PRZECIWWSKAZANIA:</text:p>
      <text:p text:style-name="Standard">-ciążą , okres karmienia piersią</text:p>
      <text:p text:style-name="Standard">-nadwrażliwość na HA </text:p>
      <text:p text:style-name="Standard">-aktywne choroby autoimmunologiczne</text:p>
      <text:p text:style-name="Standard">-skłonność do powstawania bliznowców</text:p>
      <text:p text:style-name="Standard">-miejscowe stany zapalne np. opryszcz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05T15:14:08</meta:creation-date>
    <meta:document-statistic meta:table-count="0" meta:image-count="0" meta:object-count="0" meta:page-count="1" meta:paragraph-count="25" meta:word-count="212" meta:character-count="1692"/>
    <dc:date>2017-11-05T15:33:12</dc:date>
    <meta:editing-duration>PT19M4S</meta:editing-duration>
    <meta:editing-cycles>1</meta:editing-cycles>
    <meta:generator>OpenOffice/4.1.2$Unix OpenOffice.org_project/412m3$Build-9782</meta:generator>
  </office:meta>
</office:document-meta>
</file>